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1A00000522400007420BA802F63.svg" manifest:media-type=""/>
  <manifest:file-entry manifest:full-path="Pictures/1000020100000253000003496086C2E0.png" manifest:media-type=""/>
  <manifest:file-entry manifest:full-path="Pictures/1000F10A00005224000074203DEE4B6D.svg" manifest:media-type=""/>
  <manifest:file-entry manifest:full-path="Pictures/100002010000025300000349884FDEFF.png" manifest:media-type=""/>
  <manifest:file-entry manifest:full-path="Pictures/10000D4D0000520800007404EA40C31C.svg" manifest:media-type=""/>
  <manifest:file-entry manifest:full-path="Pictures/10000201000002530000034915D32B68.png" manifest:media-type=""/>
  <manifest:file-entry manifest:full-path="Pictures/10001DE20000160F00001625B2ED9A40.svg" manifest:media-type=""/>
  <manifest:file-entry manifest:full-path="Pictures/10000201000000D5000000D6C9AEB33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4586" draw:marker-start-width="0.42cm" draw:marker-end-width="0.42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P1" style:family="paragraph">
      <style:paragraph-properties fo:text-align="center"/>
    </style:style>
    <style:style style:name="P2" style:family="paragraph">
      <style:text-properties style:font-name="Droid Sans" fo:font-weight="bold" style:font-weight-asian="bold" style:font-weight-complex="bold"/>
    </style:style>
    <style:style style:name="P3" style:family="paragraph">
      <style:paragraph-properties fo:text-align="center"/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style:style style:name="T1" style:family="text">
      <style:text-properties style:font-name="Droid Sans" fo:font-weight="bold" style:font-weight-asian="bold" style:font-weight-complex="bold"/>
    </style:style>
    <style:style style:name="T2" style:family="text">
      <style:text-properties fo:color="#ffffff" style:font-name="DejaVu Sans Condensed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4cm" svg:x="8.7cm" svg:y="4.7cm">
          <draw:image xlink:href="Pictures/10000201000000D5000000D6C9AEB339.png" xlink:type="simple" xlink:show="embed" xlink:actuate="onLoad"/>
          <draw:image xlink:href="Pictures/10001DE20000160F00001625B2ED9A40.svg" xlink:type="simple" xlink:show="embed" xlink:actuate="onLoad">
            <text:p/>
          </draw:image>
        </draw:frame>
        <draw:frame draw:style-name="gr1" draw:text-style-name="P1" draw:layer="layout" svg:width="6cm" svg:height="5cm" svg:x="1.9cm" svg:y="3.9cm">
          <draw:image xlink:href="Pictures/10000201000002530000034915D32B68.png" xlink:type="simple" xlink:show="embed" xlink:actuate="onLoad"/>
          <draw:image xlink:href="Pictures/10000D4D0000520800007404EA40C31C.svg" xlink:type="simple" xlink:show="embed" xlink:actuate="onLoad">
            <text:p/>
          </draw:image>
        </draw:frame>
        <draw:frame draw:style-name="gr1" draw:text-style-name="P1" draw:layer="layout" svg:width="3cm" svg:height="3cm" svg:x="19cm" svg:y="3.6cm">
          <draw:image xlink:href="Pictures/100002010000025300000349884FDEFF.png" xlink:type="simple" xlink:show="embed" xlink:actuate="onLoad"/>
          <draw:image xlink:href="Pictures/1000F10A00005224000074203DEE4B6D.svg" xlink:type="simple" xlink:show="embed" xlink:actuate="onLoad">
            <text:p/>
          </draw:image>
        </draw:frame>
        <draw:frame draw:style-name="gr1" draw:text-style-name="P1" draw:layer="layout" svg:width="2.93cm" svg:height="2.2cm" svg:x="13.8cm" svg:y="5.7cm">
          <draw:image xlink:href="Pictures/1000020100000253000003496086C2E0.png" xlink:type="simple" xlink:show="embed" xlink:actuate="onLoad"/>
          <draw:image xlink:href="Pictures/100011A00000522400007420BA802F63.svg" xlink:type="simple" xlink:show="embed" xlink:actuate="onLoad">
            <text:p/>
          </draw:image>
        </draw:frame>
        <draw:frame draw:style-name="gr1" draw:text-style-name="P1" draw:layer="layout" svg:width="3cm" svg:height="3cm" svg:x="17.7cm" svg:y="6.6cm">
          <draw:image xlink:href="Pictures/100002010000025300000349884FDEFF.png" xlink:type="simple" xlink:show="embed" xlink:actuate="onLoad"/>
          <draw:image xlink:href="Pictures/1000F10A00005224000074203DEE4B6D.svg" xlink:type="simple" xlink:show="embed" xlink:actuate="onLoad">
            <text:p/>
          </draw:image>
        </draw:frame>
        <draw:line draw:style-name="gr2" draw:text-style-name="P1" draw:layer="layout" svg:x1="8.7cm" svg:y1="6.9cm" svg:x2="8.3cm" svg:y2="6.4cm">
          <text:p/>
        </draw:line>
        <draw:line draw:style-name="gr2" draw:text-style-name="P1" draw:layer="layout" svg:x1="9.5cm" svg:y1="6.8cm" svg:x2="8.3cm" svg:y2="6.4cm">
          <text:p/>
        </draw:line>
        <draw:line draw:style-name="gr2" draw:text-style-name="P1" draw:layer="layout" svg:x1="8.7cm" svg:y1="6.9cm" svg:x2="7.3cm" svg:y2="6.5cm">
          <text:p/>
        </draw:line>
        <draw:line draw:style-name="gr2" draw:text-style-name="P1" draw:layer="layout" svg:x1="14cm" svg:y1="6.8cm" svg:x2="12.1cm" svg:y2="6.8cm">
          <text:p/>
        </draw:line>
        <draw:line draw:style-name="gr2" draw:text-style-name="P1" draw:layer="layout" svg:x1="19.3cm" svg:y1="5.1cm" svg:x2="16.1cm" svg:y2="6.3cm">
          <text:p/>
        </draw:line>
        <draw:line draw:style-name="gr2" draw:text-style-name="P1" draw:layer="layout" svg:x1="18cm" svg:y1="8.1cm" svg:x2="16cm" svg:y2="7.1cm">
          <text:p/>
        </draw:line>
        <draw:frame draw:style-name="gr3" draw:text-style-name="P2" draw:layer="layout" svg:width="3.08cm" svg:height="0.988cm" svg:x="3.4cm" svg:y="4.9cm">
          <draw:text-box>
            <text:p><text:span text:style-name="T1">Internet</text:span></text:p>
          </draw:text-box>
        </draw:frame>
        <draw:frame draw:style-name="gr3" draw:text-style-name="P2" draw:layer="layout" svg:width="2.86cm" svg:height="0.988cm" svg:x="9.2cm" svg:y="4.9cm">
          <draw:text-box>
            <text:p><text:span text:style-name="T1">routeur</text:span></text:p>
          </draw:text-box>
        </draw:frame>
        <draw:frame draw:style-name="gr3" draw:text-style-name="P2" draw:layer="layout" svg:width="4.723cm" svg:height="0.988cm" svg:x="12.9cm" svg:y="4.9cm">
          <draw:text-box>
            <text:p><text:span text:style-name="T1">commutateur</text:span></text:p>
          </draw:text-box>
        </draw:frame>
        <draw:custom-shape draw:style-name="gr4" draw:text-style-name="P3" draw:layer="layout" svg:width="1.85cm" svg:height="0.8cm" svg:x="18.3cm" svg:y="4.9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5cm" svg:height="0.8cm" svg:x="17cm" svg:y="7.4cm">
          <text:p text:style-name="P1"><text:span text:style-name="T2">eth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4-02-01T14:26:43.610684358</meta:creation-date>
    <dc:date>2014-02-01T15:02:06.814221984</dc:date>
    <dc:creator>Philippe Latu</dc:creator>
    <meta:editing-duration>PT23M</meta:editing-duration>
    <meta:editing-cycles>9</meta:editing-cycles>
    <meta:generator>LibreOffice/4.1.4.2$Linux_X86_64 LibreOffice_project/410m0$Build-2</meta:generator>
    <meta:document-statistic meta:object-count="16"/>
  </office:meta>
</office:document-meta>
</file>